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1D56A23B4DFEBEB778.png" manifest:media-type="image/png"/>
  <manifest:file-entry manifest:full-path="Pictures/100002010000018D000001747F0150AC15C17B18.png" manifest:media-type="image/png"/>
  <manifest:file-entry manifest:full-path="Pictures/100002010000014500000159D29654DA06187672.png" manifest:media-type="image/png"/>
  <manifest:file-entry manifest:full-path="Pictures/10000201000000D7000000FD61D342731259E66F.png" manifest:media-type="image/png"/>
  <manifest:file-entry manifest:full-path="Pictures/100002010000019700000173E7F4A62DF4A7C035.png" manifest:media-type="image/png"/>
  <manifest:file-entry manifest:full-path="Pictures/10000201000001E4000001756DD82DD4C56FAA2E.png" manifest:media-type="image/png"/>
  <manifest:file-entry manifest:full-path="Pictures/10000201000001ED000002251DF04351514FAC73.png" manifest:media-type="image/png"/>
  <manifest:file-entry manifest:full-path="Pictures/100002010000055B000003C837ED800BFB604B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3.705cm" svg:height="9.677cm" svg:x="5.995cm" svg:y="8.9cm">
          <draw:image xlink:href="Pictures/100002010000055B000003C837ED800BFB604B07.png" xlink:type="simple" xlink:show="embed" xlink:actuate="onLoad" loext:mime-type="image/png">
            <text:p/>
          </draw:image>
          <draw:glue-point draw:id="4" svg:x="3.975cm" svg:y="2.619cm"/>
          <draw:glue-point draw:id="5" svg:x="2.734cm" svg:y="2.619cm"/>
          <draw:glue-point draw:id="6" svg:x="2.369cm" svg:y="2.619cm"/>
          <draw:glue-point draw:id="7" svg:x="0.764cm" svg:y="4.077cm"/>
          <draw:glue-point draw:id="8" svg:x="1.065cm" svg:y="4.07cm"/>
          <draw:glue-point draw:id="9" svg:x="-4.116cm" svg:y="-0.579cm"/>
          <draw:glue-point draw:id="10" svg:x="-4.124cm" svg:y="-1.205cm"/>
          <draw:glue-point draw:id="11" svg:x="3.252cm" svg:y="0.35cm"/>
          <draw:glue-point draw:id="12" svg:x="3.245cm" svg:y="0.148cm"/>
          <draw:glue-point draw:id="13" svg:x="3.245cm" svg:y="-0.688cm"/>
          <draw:glue-point draw:id="14" svg:x="3.252cm" svg:y="-0.476cm"/>
          <draw:glue-point draw:id="15" svg:x="-4.704cm" svg:y="1.513cm"/>
          <draw:glue-point draw:id="16" svg:x="-4.704cm" svg:y="1.823cm"/>
        </draw:frame>
        <draw:frame draw:style-name="gr1" draw:text-style-name="P1" xml:id="id6" draw:id="id6" draw:layer="layout" svg:width="6.584cm" svg:height="7.331cm" svg:x="22.016cm" svg:y="1.169cm">
          <draw:image xlink:href="Pictures/10000201000001ED000002251DF04351514FAC73.png" xlink:type="simple" xlink:show="embed" xlink:actuate="onLoad" loext:mime-type="image/png">
            <text:p/>
          </draw:image>
          <draw:glue-point draw:id="4" svg:x="3.478cm" svg:y="4.455cm"/>
          <draw:glue-point draw:id="5" svg:x="2.721cm" svg:y="4.46cm"/>
        </draw:frame>
        <draw:frame draw:style-name="gr1" draw:text-style-name="P1" xml:id="id7" draw:id="id7" draw:layer="layout" svg:width="5.666cm" svg:height="5.164cm" svg:x="21.534cm" svg:y="13.936cm">
          <draw:image xlink:href="Pictures/100002010000019700000173E7F4A62DF4A7C035.png" xlink:type="simple" xlink:show="embed" xlink:actuate="onLoad" loext:mime-type="image/png">
            <text:p/>
          </draw:image>
          <draw:glue-point draw:id="4" svg:x="1.546cm" svg:y="-3.932cm"/>
          <draw:glue-point draw:id="5" svg:x="1.883cm" svg:y="-3.917cm"/>
          <draw:glue-point draw:id="6" svg:x="2.412cm" svg:y="-3.963cm"/>
          <draw:glue-point draw:id="7" svg:x="2.76cm" svg:y="-3.932cm"/>
        </draw:frame>
        <draw:frame draw:style-name="gr1" draw:text-style-name="P1" xml:id="id1" draw:id="id1" draw:layer="layout" svg:width="2.294cm" svg:height="2.7cm" draw:transform="rotate (-2.59303566968798) translate (17.536cm 4.04cm)">
          <draw:image xlink:href="Pictures/10000201000000D7000000FD61D342731259E66F.png" xlink:type="simple" xlink:show="embed" xlink:actuate="onLoad" loext:mime-type="image/png">
            <text:p/>
          </draw:image>
          <draw:glue-point draw:id="4" svg:x="-0.953cm" svg:y="3cm"/>
          <draw:glue-point draw:id="5" svg:x="0.552cm" svg:y="2.714cm"/>
        </draw:frame>
        <draw:frame draw:style-name="gr1" draw:text-style-name="P1" xml:id="id3" draw:id="id3" draw:layer="layout" svg:width="3.163cm" svg:height="3.359cm" draw:transform="skewX (0.000349065850398866) rotate (-0.00383972435438842) translate (18.437cm 0.6cm)">
          <draw:image xlink:href="Pictures/100002010000014500000159D29654DA06187672.png" xlink:type="simple" xlink:show="embed" xlink:actuate="onLoad" loext:mime-type="image/png">
            <text:p/>
          </draw:image>
          <draw:glue-point draw:id="4" svg:x="-2.795cm" svg:y="3.23cm"/>
          <draw:glue-point draw:id="5" svg:x="2.911cm" svg:y="3.518cm"/>
        </draw:frame>
        <draw:frame draw:style-name="gr1" draw:text-style-name="P1" xml:id="id5" draw:id="id5" draw:layer="layout" svg:width="5.101cm" svg:height="4.78cm" svg:x="1.599cm" svg:y="0.9cm">
          <draw:image xlink:href="Pictures/100002010000018D000001747F0150AC15C17B18.png" xlink:type="simple" xlink:show="embed" xlink:actuate="onLoad" loext:mime-type="image/png">
            <text:p/>
          </draw:image>
          <draw:glue-point draw:id="4" svg:x="-1.631cm" svg:y="2.74cm"/>
          <draw:glue-point draw:id="5" svg:x="-1.256cm" svg:y="2.74cm"/>
          <draw:glue-point draw:id="6" svg:x="-0.88cm" svg:y="2.744cm"/>
        </draw:frame>
        <draw:frame draw:style-name="gr1" draw:text-style-name="P1" xml:id="id4" draw:id="id4" draw:layer="layout" svg:width="6.401cm" svg:height="4.364cm" draw:transform="rotate (1.58458442788565) translate (9.136cm 7.661cm)">
          <draw:image xlink:href="Pictures/10000201000001A20000011D56A23B4DFEBEB778.png" xlink:type="simple" xlink:show="embed" xlink:actuate="onLoad" loext:mime-type="image/png">
            <text:p/>
          </draw:image>
          <draw:glue-point draw:id="4" svg:x="0.723cm" svg:y="3.844cm"/>
          <draw:glue-point draw:id="5" svg:x="0.269cm" svg:y="3.852cm"/>
        </draw:frame>
        <draw:frame draw:style-name="gr1" draw:text-style-name="P1" xml:id="id8" draw:id="id8" draw:layer="layout" svg:width="4.968cm" svg:height="3.828cm" svg:x="21.632cm" svg:y="9.872cm">
          <draw:image xlink:href="Pictures/10000201000001E4000001756DD82DD4C56FAA2E.png" xlink:type="simple" xlink:show="embed" xlink:actuate="onLoad" loext:mime-type="image/png">
            <text:p/>
          </draw:image>
          <draw:glue-point draw:id="4" svg:x="0.366cm" svg:y="-2.836cm"/>
          <draw:glue-point draw:id="5" svg:x="0.571cm" svg:y="-2.343cm"/>
        </draw:frame>
        <draw:connector draw:style-name="gr2" draw:text-style-name="P1" draw:layer="layout" draw:line-skew="0cm -4.7cm" svg:x1="15.533cm" svg:y1="4.536cm" svg:x2="17.294cm" svg:y2="13.881cm" draw:start-shape="id1" draw:start-glue-point="4" draw:end-shape="id2" draw:end-glue-point="12" svg:d="M15533 4536v2533h-33v6812h1794" svg:viewBox="0 0 1795 9346">
          <text:p/>
        </draw:connector>
        <draw:connector draw:style-name="gr2" draw:text-style-name="P1" draw:layer="layout" draw:line-skew="-0.601cm -4.4cm" svg:x1="16.038cm" svg:y1="4.435cm" svg:x2="17.303cm" svg:y2="14.076cm" draw:start-shape="id1" draw:start-glue-point="5" draw:end-shape="id2" draw:end-glue-point="11" svg:d="M16038 4435v2033h-238v7608h1503" svg:viewBox="0 0 1504 9642">
          <text:p/>
        </draw:connector>
        <draw:connector draw:style-name="gr2" draw:text-style-name="P1" draw:layer="layout" draw:line-skew="-0.736cm" svg:x1="19.124cm" svg:y1="3.373cm" svg:x2="17.294cm" svg:y2="13.073cm" draw:start-shape="id3" draw:start-glue-point="4" draw:end-shape="id2" draw:end-glue-point="13" svg:d="M19124 3373v2327h1076v7373h-2906" svg:viewBox="0 0 2907 9701">
          <text:p/>
        </draw:connector>
        <draw:connector draw:style-name="gr2" draw:text-style-name="P1" draw:layer="layout" svg:x1="20.935cm" svg:y1="3.47cm" svg:x2="17.303cm" svg:y2="13.278cm" draw:start-shape="id3" draw:start-glue-point="5" draw:end-shape="id2" draw:end-glue-point="14" svg:d="M20935 3470v9808h-3632" svg:viewBox="0 0 3633 9809">
          <text:p/>
        </draw:connector>
        <draw:connector draw:style-name="gr2" draw:text-style-name="P1" draw:layer="layout" draw:line-skew="0cm 8.305cm -1.377cm" svg:x1="11.393cm" svg:y1="6.918cm" svg:x2="13.894cm" svg:y2="17.683cm" draw:start-shape="id4" draw:start-glue-point="5" draw:end-shape="id2" draw:end-glue-point="7" svg:d="M11393 6918v1363h2407v9419h94v-17" svg:viewBox="0 0 2502 10783">
          <text:p/>
        </draw:connector>
        <draw:connector draw:style-name="gr2" draw:text-style-name="P1" draw:layer="layout" draw:line-skew="-0.392cm 8.805cm -1.377cm" svg:x1="11.595cm" svg:y1="6.913cm" svg:x2="14.306cm" svg:y2="17.676cm" draw:start-shape="id4" draw:start-glue-point="4" draw:end-shape="id2" draw:end-glue-point="8" svg:d="M11595 6913v976h2705v9811h6v-24" svg:viewBox="0 0 2712 10788">
          <text:p/>
        </draw:connector>
        <draw:connector draw:style-name="gr2" draw:text-style-name="P1" draw:layer="layout" draw:line-skew="12.81cm -1.8cm" svg:x1="3.318cm" svg:y1="4.599cm" svg:x2="18.294cm" svg:y2="16.272cm" draw:start-shape="id5" draw:start-glue-point="4" draw:end-shape="id2" draw:end-glue-point="4" svg:d="M3318 4599v15501h15082v-3828h-106" svg:viewBox="0 0 15083 15502">
          <text:p/>
        </draw:connector>
        <draw:connector draw:style-name="gr2" draw:text-style-name="P1" draw:layer="layout" draw:line-skew="0.723cm" svg:x1="3.509cm" svg:y1="4.599cm" svg:x2="16.593cm" svg:y2="16.272cm" draw:start-shape="id5" draw:start-glue-point="5" draw:end-shape="id2" draw:end-glue-point="5" svg:d="M3509 4599v15201h13084v-3528" svg:viewBox="0 0 13085 15202">
          <text:p/>
        </draw:connector>
        <draw:connector draw:style-name="gr2" draw:text-style-name="P1" draw:layer="layout" draw:line-skew="0.523cm" svg:x1="3.701cm" svg:y1="4.601cm" svg:x2="16.093cm" svg:y2="16.272cm" draw:start-shape="id5" draw:start-glue-point="6" draw:end-shape="id2" draw:end-glue-point="6" svg:d="M3701 4601v14999h12392v-3328" svg:viewBox="0 0 12393 15000">
          <text:p/>
        </draw:connector>
        <draw:connector draw:style-name="gr3" draw:text-style-name="P2" draw:layer="layout" draw:line-skew="2.682cm" svg:x1="27.099cm" svg:y1="8.103cm" svg:x2="25.93cm" svg:y2="14.488cm" draw:start-shape="id6" draw:start-glue-point="5" draw:end-shape="id7" draw:end-glue-point="7" svg:d="M27099 8103v5797h-1169v588" svg:viewBox="0 0 1170 6386">
          <text:p/>
        </draw:connector>
        <draw:connector draw:style-name="gr4" draw:text-style-name="P1" draw:layer="layout" draw:line-skew="4.628cm" svg:x1="24.399cm" svg:y1="10.89cm" svg:x2="25.242cm" svg:y2="14.488cm" draw:start-shape="id8" draw:start-glue-point="5" draw:end-shape="id7" draw:end-glue-point="4" svg:d="M24399 10890v3110h843v488" svg:viewBox="0 0 844 3599">
          <text:p/>
        </draw:connector>
        <draw:connector draw:style-name="gr2" draw:text-style-name="P1" draw:layer="layout" draw:line-skew="0cm -0.395cm" svg:x1="24.297cm" svg:y1="10.701cm" svg:x2="7.207cm" svg:y2="13.178cm" draw:start-shape="id8" draw:start-glue-point="4" draw:end-shape="id2" draw:end-glue-point="9" svg:d="M24297 10701v-2301h-19197v4778h2107" svg:viewBox="0 0 19198 4779">
          <text:p/>
        </draw:connector>
        <draw:connector draw:style-name="gr2" draw:text-style-name="P1" draw:layer="layout" draw:line-skew="0.323cm -1.195cm" svg:x1="27.597cm" svg:y1="8.099cm" svg:x2="7.196cm" svg:y2="12.572cm" draw:start-shape="id6" draw:start-glue-point="4" draw:end-shape="id2" draw:end-glue-point="10" svg:d="M27597 8099v11301h-23297v-6828h2896" svg:viewBox="0 0 23298 11302">
          <text:p/>
        </draw:connector>
        <draw:connector draw:style-name="gr3" draw:text-style-name="P2" draw:layer="layout" draw:line-skew="0cm 0.2cm" svg:x1="6.401cm" svg:y1="15.202cm" svg:x2="25.733cm" svg:y2="14.472cm" draw:start-shape="id2" draw:start-glue-point="15" draw:end-shape="id7" draw:end-glue-point="6" svg:d="M6401 15202h-906v-6602h20238v5872" svg:viewBox="0 0 20239 6603">
          <text:p/>
        </draw:connector>
        <draw:connector draw:style-name="gr4" draw:text-style-name="P1" draw:layer="layout" draw:line-skew="-0.795cm 0.4cm" svg:x1="6.401cm" svg:y1="15.502cm" svg:x2="25.433cm" svg:y2="14.496cm" draw:start-shape="id2" draw:start-glue-point="16" draw:end-shape="id7" draw:end-glue-point="5" svg:d="M6401 15502h-1701v-6702h20733v5696" svg:viewBox="0 0 20734 67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1:39:39.033360314</meta:creation-date>
    <dc:date>2021-07-11T12:12:44.675314370</dc:date>
    <meta:editing-duration>PT1M17S</meta:editing-duration>
    <meta:editing-cycles>1</meta:editing-cycles>
    <meta:document-statistic meta:object-count="23"/>
    <meta:generator>LibreOffice/6.4.7.2$Linux_X86_64 LibreOffice_project/40$Build-2</meta:generator>
  </office:meta>
</office:document-meta>
</file>